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2.036cm" style:rel-column-width="7583*"/>
    </style:style>
    <style:style style:name="Table1.B" style:family="table-column">
      <style:table-column-properties style:column-width="15.559cm" style:rel-column-width="57952*"/>
    </style:style>
    <style:style style:name="Table1.1" style:family="table-row">
      <style:table-row-properties style:min-row-height="2.778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986cm" style:rel-column-width="7399*"/>
    </style:style>
    <style:style style:name="Table2.B" style:family="table-column">
      <style:table-column-properties style:column-width="15.609cm" style:rel-column-width="5813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1.986cm" style:rel-column-width="7399*"/>
    </style:style>
    <style:style style:name="Table3.B" style:family="table-column">
      <style:table-column-properties style:column-width="15.609cm" style:rel-column-width="5813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1.986cm" style:rel-column-width="7399*"/>
    </style:style>
    <style:style style:name="Table4.B" style:family="table-column">
      <style:table-column-properties style:column-width="15.609cm" style:rel-column-width="58136*"/>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fo:margin-right="-0.005cm" table:align="margins"/>
    </style:style>
    <style:style style:name="Table6.A" style:family="table-column">
      <style:table-column-properties style:column-width="1.986cm" style:rel-column-width="7399*"/>
    </style:style>
    <style:style style:name="Table6.B" style:family="table-column">
      <style:table-column-properties style:column-width="15.609cm" style:rel-column-width="5813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table:align="margins"/>
    </style:style>
    <style:style style:name="Table5.A" style:family="table-column">
      <style:table-column-properties style:column-width="1.986cm" style:rel-column-width="7399*"/>
    </style:style>
    <style:style style:name="Table5.B" style:family="table-column">
      <style:table-column-properties style:column-width="15.609cm" style:rel-column-width="58136*"/>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7" style:family="table">
      <style:table-properties style:width="17.595cm" fo:margin-left="0cm" fo:margin-right="-0.005cm" table:align="margins"/>
    </style:style>
    <style:style style:name="Table7.A" style:family="table-column">
      <style:table-column-properties style:column-width="1.986cm" style:rel-column-width="7399*"/>
    </style:style>
    <style:style style:name="Table7.B" style:family="table-column">
      <style:table-column-properties style:column-width="15.609cm" style:rel-column-width="58136*"/>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1.986cm" style:rel-column-width="7399*"/>
    </style:style>
    <style:style style:name="Table8.B" style:family="table-column">
      <style:table-column-properties style:column-width="15.609cm" style:rel-column-width="5813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595cm" fo:margin-left="0cm" fo:margin-right="-0.005cm" table:align="margins"/>
    </style:style>
    <style:style style:name="Table9.A" style:family="table-column">
      <style:table-column-properties style:column-width="1.986cm" style:rel-column-width="7399*"/>
    </style:style>
    <style:style style:name="Table9.B" style:family="table-column">
      <style:table-column-properties style:column-width="15.609cm" style:rel-column-width="5813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595cm" fo:margin-left="0cm" fo:margin-right="-0.005cm" table:align="margins"/>
    </style:style>
    <style:style style:name="Table10.A" style:family="table-column">
      <style:table-column-properties style:column-width="1.986cm" style:rel-column-width="7399*"/>
    </style:style>
    <style:style style:name="Table10.B" style:family="table-column">
      <style:table-column-properties style:column-width="15.609cm" style:rel-column-width="5813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595cm" fo:margin-left="0cm" fo:margin-right="-0.005cm" table:align="margins"/>
    </style:style>
    <style:style style:name="Table11.A" style:family="table-column">
      <style:table-column-properties style:column-width="1.986cm" style:rel-column-width="7399*"/>
    </style:style>
    <style:style style:name="Table11.B" style:family="table-column">
      <style:table-column-properties style:column-width="15.609cm" style:rel-column-width="58136*"/>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595cm" fo:margin-left="0cm" fo:margin-right="-0.005cm" table:align="margins"/>
    </style:style>
    <style:style style:name="Table12.A" style:family="table-column">
      <style:table-column-properties style:column-width="1.986cm" style:rel-column-width="7399*"/>
    </style:style>
    <style:style style:name="Table12.B" style:family="table-column">
      <style:table-column-properties style:column-width="15.609cm" style:rel-column-width="58136*"/>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21" style:family="table">
      <style:table-properties style:width="17.595cm" fo:margin-left="0cm" fo:margin-right="-0.005cm" table:align="margins"/>
    </style:style>
    <style:style style:name="Table21.A" style:family="table-column">
      <style:table-column-properties style:column-width="1.986cm" style:rel-column-width="7399*"/>
    </style:style>
    <style:style style:name="Table21.B" style:family="table-column">
      <style:table-column-properties style:column-width="15.609cm" style:rel-column-width="58136*"/>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3" style:family="table">
      <style:table-properties style:width="17.595cm" fo:margin-left="0cm" fo:margin-right="-0.005cm" table:align="margins"/>
    </style:style>
    <style:style style:name="Table13.A" style:family="table-column">
      <style:table-column-properties style:column-width="1.986cm" style:rel-column-width="7399*"/>
    </style:style>
    <style:style style:name="Table13.B" style:family="table-column">
      <style:table-column-properties style:column-width="15.609cm" style:rel-column-width="58136*"/>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595cm" fo:margin-left="0cm" fo:margin-right="-0.005cm" table:align="margins"/>
    </style:style>
    <style:style style:name="Table14.A" style:family="table-column">
      <style:table-column-properties style:column-width="1.986cm" style:rel-column-width="7399*"/>
    </style:style>
    <style:style style:name="Table14.B" style:family="table-column">
      <style:table-column-properties style:column-width="15.609cm" style:rel-column-width="5813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1.986cm" style:rel-column-width="7399*"/>
    </style:style>
    <style:style style:name="Table15.B" style:family="table-column">
      <style:table-column-properties style:column-width="15.609cm" style:rel-column-width="58136*"/>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595cm" fo:margin-left="0cm" fo:margin-right="-0.005cm" table:align="margins"/>
    </style:style>
    <style:style style:name="Table16.A" style:family="table-column">
      <style:table-column-properties style:column-width="1.986cm" style:rel-column-width="7399*"/>
    </style:style>
    <style:style style:name="Table16.B" style:family="table-column">
      <style:table-column-properties style:column-width="15.609cm" style:rel-column-width="5813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595cm" fo:margin-left="0cm" fo:margin-right="-0.005cm" table:align="margins"/>
    </style:style>
    <style:style style:name="Table17.A" style:family="table-column">
      <style:table-column-properties style:column-width="1.986cm" style:rel-column-width="7399*"/>
    </style:style>
    <style:style style:name="Table17.B" style:family="table-column">
      <style:table-column-properties style:column-width="15.609cm" style:rel-column-width="58136*"/>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595cm" fo:margin-left="0cm" fo:margin-right="-0.005cm" table:align="margins"/>
    </style:style>
    <style:style style:name="Table18.A" style:family="table-column">
      <style:table-column-properties style:column-width="1.986cm" style:rel-column-width="7399*"/>
    </style:style>
    <style:style style:name="Table18.B" style:family="table-column">
      <style:table-column-properties style:column-width="15.609cm" style:rel-column-width="58136*"/>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595cm" fo:margin-left="0cm" fo:margin-right="-0.005cm" table:align="margins"/>
    </style:style>
    <style:style style:name="Table19.A" style:family="table-column">
      <style:table-column-properties style:column-width="1.986cm" style:rel-column-width="7399*"/>
    </style:style>
    <style:style style:name="Table19.B" style:family="table-column">
      <style:table-column-properties style:column-width="15.609cm" style:rel-column-width="58136*"/>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595cm" fo:margin-left="0cm" fo:margin-right="-0.005cm" table:align="margins"/>
    </style:style>
    <style:style style:name="Table20.A" style:family="table-column">
      <style:table-column-properties style:column-width="1.986cm" style:rel-column-width="1126*"/>
    </style:style>
    <style:style style:name="Table20.B" style:family="table-column">
      <style:table-column-properties style:column-width="15.607cm" style:rel-column-width="884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Nimbus Roman No9 L"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Nimbus Roman No9 L" fo:font-size="12pt" fo:font-weight="normal" style:font-size-asian="12pt" style:font-weight-asian="normal" style:font-size-complex="12pt" style:font-weight-complex="normal"/>
    </style:style>
    <style:style style:name="P6" style:family="paragraph" style:parent-style-name="Table_20_Contents">
      <style:paragraph-properties fo:text-align="start" style:justify-single-word="false"/>
      <style:text-properties style:font-name="Nimbus Roman No9 L" fo:font-size="12pt" style:font-size-asian="12pt" style:font-size-complex="12pt"/>
    </style:style>
    <style:style style:name="P7" style:family="paragraph" style:parent-style-name="Table_20_Contents">
      <style:paragraph-properties fo:text-align="start" style:justify-single-word="false"/>
      <style:text-properties style:font-name="Nimbus Roman No9 L" fo:font-size="12pt" fo:font-weight="normal" style:font-size-asian="12pt" style:font-weight-asian="normal" style:font-size-complex="12pt" style:font-weight-complex="normal"/>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style:font-name="Nimbus Roman No9 L" fo:font-size="12pt" style:font-size-asian="12pt" style:font-size-complex="12pt"/>
    </style:style>
    <style:style style:name="P10" style:family="paragraph" style:parent-style-name="Table_20_Contents">
      <style:paragraph-properties fo:text-align="start" style:justify-single-word="false"/>
      <style:text-properties style:font-name="Nimbus Roman No9 L"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font-name="Nimbus Roman No9 L" fo:font-size="12pt" style:font-size-asian="12pt" style:font-size-complex="12pt"/>
    </style:style>
    <style:style style:name="T3" style:family="text">
      <style:text-properties style:font-name="Nimbus Roman No9 L" fo:font-size="12pt" fo:font-weight="normal" style:font-size-asian="12pt" style:font-weight-asian="normal"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TEST PLAN</text:p>
      <text:p text:style-name="P4">Enum: <text:s/><text:span text:style-name="T1">enum item with:</text:span></text:p>
      <table:table table:name="Table1" table:style-name="Table1">
        <table:table-column table:style-name="Table1.A"/>
        <table:table-column table:style-name="Table1.B"/>
        <table:table-row table:style-name="Table1.1">
          <table:table-cell table:style-name="Table1.A1" office:value-type="string">
            <text:p text:style-name="P6">valid</text:p>
          </table:table-cell>
          <table:table-cell table:style-name="Table1.B1" office:value-type="string">
            <text:p text:style-name="P6">- verilog numbers </text:p>
            <text:p text:style-name="P6">- operation with verilog/simple numbers</text:p>
            <text:p text:style-name="P6">( operations = +, -, /,* etc)</text:p>
            <text:p text:style-name="P6">- use it in an unit : - signal = enum (check the verilog output)</text:p>
          </table:table-cell>
        </table:table-row>
        <table:table-row>
          <table:table-cell table:style-name="Table1.A2" office:value-type="string">
            <text:p text:style-name="P6">invalid</text:p>
          </table:table-cell>
          <table:table-cell table:style-name="Table1.B2" office:value-type="string">
            <text:p text:style-name="P6">- invalid verilog numbers</text:p>
            <text:p text:style-name="P6">- float numbers</text:p>
            <text:p text:style-name="P6">- valid/ invalid operation with valid/ invalid verilog/ simple numbers</text:p>
            <text:p text:style-name="P6">- valid/ invalid operations with float numbers</text:p>
          </table:table-cell>
        </table:table-row>
        <table:table-row>
          <table:table-cell table:style-name="Table1.A2" office:value-type="string">
            <text:p text:style-name="P6">assign to</text:p>
          </table:table-cell>
          <table:table-cell table:style-name="Table1.B2" office:value-type="string">
            <text:p text:style-name="P6">AO</text:p>
          </table:table-cell>
        </table:table-row>
      </table:table>
      <text:p text:style-name="P5"/>
      <text:p text:style-name="P4">Bitrange: </text:p>
      <table:table table:name="Table2" table:style-name="Table2">
        <table:table-column table:style-name="Table2.A"/>
        <table:table-column table:style-name="Table2.B"/>
        <table:table-row>
          <table:table-cell table:style-name="Table2.A1" office:value-type="string">
            <text:p text:style-name="P6">valid</text:p>
          </table:table-cell>
          <table:table-cell table:style-name="Table2.B1" office:value-type="string">
            <text:p text:style-name="P6">- verilog/ simple numbers</text:p>
            <text:p text:style-name="P6">- operation with verilog/simple numbers</text:p>
            <text:p text:style-name="P6">( operations = +, -, /,* etc)</text:p>
            <text:p text:style-name="P6">- use it in a unit: - port <text:span text:style-name="T2">(check the verilog output)</text:span></text:p>
          </table:table-cell>
        </table:table-row>
        <table:table-row>
          <table:table-cell table:style-name="Table2.A2" office:value-type="string">
            <text:p text:style-name="P6">invalid</text:p>
          </table:table-cell>
          <table:table-cell table:style-name="Table2.B2" office:value-type="string">
            <text:p text:style-name="P6">- invalid verilog numbers (width/ lower/upper)</text:p>
            <text:p text:style-name="P6">- float numbers <text:span text:style-name="T2">(width/ lower/upper)</text:span></text:p>
            <text:p text:style-name="P6">- valid/ invalid operation with valid/ invalid verilog/ simple numbers<text:span text:style-name="T2">(width/ lower/upper)</text:span></text:p>
            <text:p text:style-name="P6">- valid/ invalid operations with float numbers</text:p>
          </table:table-cell>
        </table:table-row>
        <table:table-row>
          <table:table-cell table:style-name="Table2.A2" office:value-type="string">
            <text:p text:style-name="P6">assign to</text:p>
          </table:table-cell>
          <table:table-cell table:style-name="Table2.B2" office:value-type="string">
            <text:p text:style-name="P6">AO</text:p>
          </table:table-cell>
        </table:table-row>
      </table:table>
      <text:p text:style-name="P4"/>
      <text:p text:style-name="P4">Field:</text:p>
      <table:table table:name="Table3" table:style-name="Table3">
        <table:table-column table:style-name="Table3.A"/>
        <table:table-column table:style-name="Table3.B"/>
        <table:table-row>
          <table:table-cell table:style-name="Table3.A1" office:value-type="string">
            <text:p text:style-name="P6">valid</text:p>
          </table:table-cell>
          <table:table-cell table:style-name="Table3.B1" office:value-type="string">
            <text:p text:style-name="P6">- create hierarchical fields</text:p>
            <text:p text:style-name="P6">- add instances of the same field to different fields</text:p>
            <text:p text:style-name="P6">- add multiple instances of the same field</text:p>
            <text:p text:style-name="P6">- add a field using set_field_position with a position that is in bounds</text:p>
            <text:p text:style-name="P6">- add fields using the 3 variants:</text:p>
            <text:p text:style-name="P6"><text:s text:c="4"/>- explicit using set_field_position</text:p>
            <text:p text:style-name="P6"><text:s text:c="4"/>- implicit using set_next and set previous </text:p>
            <text:p text:style-name="P6"><text:s text:c="4"/>- implicit by instantiation</text:p>
            <text:p text:style-name="P6">- position fields using 1 from the 3 variants</text:p>
            <text:p text:style-name="P6">- position fields using combination of 2 from the 3 variants</text:p>
            <text:p text:style-name="P6">- position fields using combination of the 3 variants</text:p>
            <text:p text:style-name="P6">- add fields using different adding orders</text:p>
            <text:p text:style-name="P6"><text:s text:c="4"/>- from left to right</text:p>
            <text:p text:style-name="P6"><text:s text:c="4"/>- from right to left</text:p>
            <text:p text:style-name="P6"><text:s text:c="4"/>- from center to sides</text:p>
            <text:p text:style-name="P6"><text:s text:c="4"/>- from sides to center</text:p>
            <text:p text:style-name="P6"><text:s text:c="4"/>- random</text:p>
            <text:p text:style-name="P6">- insert fields between other two fields using set_next, set_previous</text:p>
            <text:p text:style-name="P6">- create hierarchical fields with:</text:p>
            <text:p text:style-name="P6"><text:s text:c="3"/>- all bits in fields</text:p>
            <text:p text:style-name="P6"><text:s text:c="3"/>- unused bits</text:p>
            <text:p text:style-name="P6"><text:s text:c="3"/>- reserved bits</text:p>
          </table:table-cell>
        </table:table-row>
        <table:table-row>
          <table:table-cell table:style-name="Table3.A2" office:value-type="string">
            <text:p text:style-name="P6">invalid</text:p>
          </table:table-cell>
          <table:table-cell table:style-name="Table3.B2" office:value-type="string">
            <text:p text:style-name="P6">- add a field using set_field_position with a position that is completely beyond the lower or the upper bound</text:p>
            <text:p text:style-name="P6">- add a set_field_position with a position that is overlapping upper or lower bound</text:p>
            <text:p text:style-name="P6">- add a field using set_next and set_right without a reference field</text:p>
            <text:p text:style-name="P6">- add a field with set_next and set_right with reference to itself</text:p>
            <text:p text:style-name="P6">- add a field with parent as reference</text:p>
            <text:p text:style-name="P6">- add a field to itself</text:p>
            <text:p text:style-name="P6">- add a field </text:p>
            <text:p text:style-name="P6">- add a parent field to a child field (cycle)</text:p>
          </table:table-cell>
        </table:table-row>
        <table:table-row>
          <table:table-cell table:style-name="Table3.A2" office:value-type="string">
            <text:p text:style-name="P6">assign to</text:p>
          </table:table-cell>
          <table:table-cell table:style-name="Table3.B2" office:value-type="string">
            <text:p text:style-name="P6">PE</text:p>
          </table:table-cell>
        </table:table-row>
      </table:table>
      <text:p text:style-name="P4"/>
      <text:p text:style-name="P4">Register:</text:p>
      <table:table table:name="Table4" table:style-name="Table4">
        <table:table-column table:style-name="Table4.A"/>
        <table:table-column table:style-name="Table4.B"/>
        <table:table-row>
          <table:table-cell table:style-name="Table4.A1" office:value-type="string">
            <text:p text:style-name="P6">valid</text:p>
          </table:table-cell>
          <table:table-cell table:style-name="Table4.B1" office:value-type="string">
            <text:p text:style-name="P6">- use as it was intended(see the docs): instantiate it into a testbench or unit and make it count something</text:p>
            <text:p text:style-name="P6">- use legal values for start/end/reset/stop... </text:p>
            <text:p text:style-name="P6">- create a register with default parameters</text:p>
            <text:p text:style-name="P6">- create a register with one additional port</text:p>
            <text:p text:style-name="P6">- create a register with 2, 3, 4... additional ports</text:p>
          </table:table-cell>
        </table:table-row>
        <table:table-row>
          <table:table-cell table:style-name="Table4.A2" office:value-type="string">
            <text:p text:style-name="P6">invalid</text:p>
          </table:table-cell>
          <table:table-cell table:style-name="Table4.B2" office:value-type="string">
            <text:p text:style-name="P6">- for each command specific to the counter registers being called by a register of type register </text:p>
            <text:p text:style-name="P6"><text:span text:style-name="T2">- </text:span>for each command specific to a counter registers being called by a register without a type set <text:line-break/>- for each command with wrong/invalid/more/less arguments <text:line-break/>- test with start value bigger than end/stop value </text:p>
            <text:p text:style-name="P6">- and more than one of the same special port (reset, set, init, clear)</text:p>
            <text:p text:style-name="P6">- set counter width less than needed to reach stop/end value</text:p>
            <text:p text:style-name="P6">- set counter start value greater than maximum count possibility</text:p>
            <text:p text:style-name="P6">- set count amount greater than maximum count possibility</text:p>
          </table:table-cell>
        </table:table-row>
        <table:table-row>
          <table:table-cell table:style-name="Table4.A2" office:value-type="string">
            <text:p text:style-name="P6">assign to</text:p>
          </table:table-cell>
          <table:table-cell table:style-name="Table4.B2" office:value-type="string">
            <text:p text:style-name="P6"/>
          </table:table-cell>
        </table:table-row>
      </table:table>
      <text:p text:style-name="P4"/>
      <text:p text:style-name="P4">Vector: <text:s text:c="5"/><text:span text:style-name="T1">test with:</text:span></text:p>
      <table:table table:name="Table6" table:style-name="Table6">
        <table:table-column table:style-name="Table6.A"/>
        <table:table-column table:style-name="Table6.B"/>
        <table:table-row>
          <table:table-cell table:style-name="Table6.A1" office:value-type="string">
            <text:p text:style-name="P6">valid</text:p>
          </table:table-cell>
          <table:table-cell table:style-name="Table6.B1" office:value-type="string">
            <text:p text:style-name="P6">-stimulus and expected vectors for a DUT (the DUT has to have input and output ports/interfaces) </text:p>
            <text:p text:style-name="P6">- DUT has simple ports</text:p>
            <text:p text:style-name="P6">- DUT has different interfaces for input and output ports</text:p>
            <text:p text:style-name="P6">- DUT has interfaces with mixed input and output ports</text:p>
            <text:p text:style-name="P6">- DUT has interfaces and simple ports</text:p>
            <text:p text:style-name="P6">- exclude/include_only simple ports</text:p>
            <text:p text:style-name="P6">- exclude/include_only some ports from interfaces</text:p>
            <text:p text:style-name="P6">- exclude/include_only some interfaces</text:p>
          </table:table-cell>
        </table:table-row>
        <table:table-row>
          <table:table-cell table:style-name="Table6.A2" office:value-type="string">
            <text:p text:style-name="P6">invalid</text:p>
          </table:table-cell>
          <table:table-cell table:style-name="Table6.B2" office:value-type="string">
            <text:p text:style-name="P6">- missing stimulus and expected vector <text:line-break/>- missing stimulus vector for a DUT <text:line-break/>- missing expected vector for a DUT <text:line-break/>- stimulus and expected vectors but no ports/interfaces in the DUT <text:line-break/>- 1 or more inout ports in the DUT <text:line-break/>- 1 or more inout ports in an interface from the DUT <text:line-break/>- include a port that does not exist/is from another unit <text:line-break/>- exclude a port that does not exist/id from another unit </text:p>
            <text:p text:style-name="P6">- exclude all ports from DUT<text:line-break/>- set the direction to input then exclude/include an output port <text:line-break/>- set the direction to output and include/exclude an input port <text:line-break/>- include clock/reset ports <text:line-break/>- make tests for each command with wrong/more/less arguments </text:p>
            <text:p text:style-name="P6">- set vc_capture_ edge_type both rise and fall</text:p>
            <text:p text:style-name="P6">- set output_filename illegal values</text:p>
          </table:table-cell>
        </table:table-row>
        <table:table-row>
          <table:table-cell table:style-name="Table6.A2" office:value-type="string">
            <text:p text:style-name="P6">assign to</text:p>
          </table:table-cell>
          <table:table-cell table:style-name="Table6.B2" office:value-type="string">
            <text:p text:style-name="P6"/>
          </table:table-cell>
        </table:table-row>
      </table:table>
      <text:p text:style-name="P4"/>
      <text:p text:style-name="P4">Testbench: <text:s/><text:span text:style-name="T1">unit with:</text:span></text:p>
      <table:table table:name="Table5" table:style-name="Table5">
        <table:table-column table:style-name="Table5.A"/>
        <table:table-column table:style-name="Table5.B"/>
        <table:table-row>
          <table:table-cell table:style-name="Table5.A1" office:value-type="string">
            <text:p text:style-name="P6">valid</text:p>
          </table:table-cell>
          <table:table-cell table:style-name="Table5.B1" office:value-type="string">
            <text:p text:style-name="P6">- clock, tb with clock and add_logic(clock, ...) </text:p>
            <text:p text:style-name="P6">- use all of the testbench options when possible, not just setting a clock and bob's your uncle </text:p>
            <text:p text:style-name="P6">- instantiate a unit all types of compatible csl classes into a testbench, not just an unit</text:p>
          </table:table-cell>
        </table:table-row>
        <table:table-row>
          <table:table-cell table:style-name="Table5.A2" office:value-type="string">
            <text:p text:style-name="P6">invalid</text:p>
          </table:table-cell>
          <table:table-cell table:style-name="Table5.B2" office:value-type="string">
            <text:p text:style-name="P8"><text:span text:style-name="T2">- </text:span>clock, tb without clock but with add_logic(clock, ...) <text:line-break/>- clock, tb without clock and without add_logic(clock, ..) <text:line-break/>- clock, tb with clock and with add_logic(clock, ...) <text:line-break/>- clock, tb with clock but without add_logic(clock, ..) <text:line-break/>- clock, tb without clock and without add_logic(clock, ..) </text:p>
            <text:p text:style-name="P8">- instantiate incompatible csl classes. </text:p>
            <text:p text:style-name="P8">- set the clock to a multibit signal. <text:line-break/>- make multiple testbenches and multiple vectors of different types</text:p>
          </table:table-cell>
        </table:table-row>
        <table:table-row>
          <table:table-cell table:style-name="Table5.A2" office:value-type="string">
            <text:p text:style-name="P6">assign to</text:p>
          </table:table-cell>
          <table:table-cell table:style-name="Table5.B2" office:value-type="string">
            <text:p text:style-name="P6"/>
          </table:table-cell>
        </table:table-row>
      </table:table>
      <text:p text:style-name="P4"/>
      <text:p text:style-name="P4">MemoryMap: </text:p>
      <text:p text:style-name="P7"><text:tab/>Test add_address_range and add_reserved_address_range with add method(legal and illegal):</text:p>
      <table:table table:name="Table7" table:style-name="Table7">
        <table:table-column table:style-name="Table7.A"/>
        <table:table-column table:style-name="Table7.B"/>
        <table:table-row>
          <table:table-cell table:style-name="Table7.A1" office:value-type="string">
            <text:p text:style-name="P6">valid</text:p>
          </table:table-cell>
          <table:table-cell table:style-name="Table7.B1" office:value-type="string">
            <text:p text:style-name="P6">- add all addressable objects on valid address (exists and not reserved) (add reserved addresses also)<text:line-break/>- add multiple objects on valid addresses with reserved and invalid address ranges between them</text:p>
          </table:table-cell>
        </table:table-row>
        <table:table-row>
          <table:table-cell table:style-name="Table7.A2" office:value-type="string">
            <text:p text:style-name="P6">invalid</text:p>
          </table:table-cell>
          <table:table-cell table:style-name="Table7.B2" office:value-type="string">
            <text:p text:style-name="P8">- add an address range with illegal values for upper and lower<text:line-break/>- add an reserved address range on an illegal range<text:line-break/>- add an reserved address range that overlaps with an illegal range(on lower and upper)<text:line-break/>- add an reserved address range on a valid but not free range<text:line-break/>- add an reserved address range that overlaps with a valid but not free range<text:line-break/>- add all addressable object to reserved addresses<text:line-break/>- add all addressable objects to illegal addresses(outside of every range)<text:line-break/>- add all addressable objects to addresses not free(address is already assigned to an object) <text:line-break/>- add all addressable objects to address ranges smaller than the depth of the object.<text:line-break/>- add multiple addressable objects with the sum of the depths bigger the the depth of the sum of the valid address ranges available.</text:p>
          </table:table-cell>
        </table:table-row>
        <table:table-row>
          <table:table-cell table:style-name="Table7.A2" office:value-type="string">
            <text:p text:style-name="P6">assign to</text:p>
          </table:table-cell>
          <table:table-cell table:style-name="Table7.B2" office:value-type="string">
            <text:p text:style-name="P6">IC</text:p>
          </table:table-cell>
        </table:table-row>
      </table:table>
      <text:p text:style-name="P5"><text:tab/>Test commands that change the increment value or change the next address(set_data_word_width, set_alignement, set_address_increment, set_next_address):</text:p>
      <table:table table:name="Table8" table:style-name="Table8">
        <table:table-column table:style-name="Table8.A"/>
        <table:table-column table:style-name="Table8.B"/>
        <table:table-row>
          <table:table-cell table:style-name="Table8.A1" office:value-type="string">
            <text:p text:style-name="P6">valid</text:p>
          </table:table-cell>
          <table:table-cell table:style-name="Table8.B1" office:value-type="string">
            <text:p text:style-name="P6">- add multiple objects with objects depth smaller than the increment<text:line-break/>- add multiple objects with objects depth bigger than the increment(should allocate more address space than the increment)<text:line-break/>- add multiple objects with increment bigger and smaller than the increment<text:line-break/>- set the next address to the end+1 of a reserved address range and add objects<text:line-break/>- set the next address to the end+1 of a illegal address range<text:line-break/>- set the next address at the end+1 of a not free address range<text:line-break/>- set the next address bigger than the increment+current address<text:line-break/>- set the next address smaller than the increment+current address(but on a free address range)<text:line-break/>- set the next address on a bigger value than the increment+current address and then go back a few addresses with set_next and try to add objects(but on a free and not reserved address)<text:line-break/>- set the next address to a valid address and add an object with bigger depth than the remaining address range until the next illegal /reserved/not free address range(but there is a free, not reserved and legal address range to fit the object after that address)</text:p>
          </table:table-cell>
        </table:table-row>
        <table:table-row>
          <table:table-cell table:style-name="Table8.A2" office:value-type="string">
            <text:p text:style-name="P6">invalid</text:p>
          </table:table-cell>
          <table:table-cell table:style-name="Table8.B2" office:value-type="string">
            <text:p text:style-name="P6">- increment value goes over the current address range end and add objects<text:line-break/>- increment value bigger than the address range<text:line-break/>- increment value set by data_word_with and alignment bigger than the address_range<text:line-break/>- current address+increment goes on a reserved address<text:line-break/>- current address+increment goes on a illegal address(but not bigger than the upper bound of the page)<text:line-break/>- increment does not divide exactly to the no of addresses and add objects to fill the page and try to add one more<text:line-break/>- set the next address to a illegal address<text:line-break/>- set the next address to a reserved address<text:line-break/>- set the next address to a not free address<text:line-break/>- set the next address to a valid address and add an object with bigger depth than the remaining valid address range(test with reserved, illegal and not free address ranges)</text:p>
          </table:table-cell>
        </table:table-row>
        <table:table-row>
          <table:table-cell table:style-name="Table8.A2" office:value-type="string">
            <text:p text:style-name="P6">assign to</text:p>
          </table:table-cell>
          <table:table-cell table:style-name="Table8.B2" office:value-type="string">
            <text:p text:style-name="P6"/>
          </table:table-cell>
        </table:table-row>
      </table:table>
      <text:p text:style-name="Standard"><text:tab/>set_symbol_max_length<text:span text:style-name="T3">:</text:span></text:p>
      <table:table table:name="Table9" table:style-name="Table9">
        <table:table-column table:style-name="Table9.A"/>
        <table:table-column table:style-name="Table9.B"/>
        <table:table-row>
          <table:table-cell table:style-name="Table9.A1" office:value-type="string">
            <text:p text:style-name="P6">valid</text:p>
          </table:table-cell>
          <table:table-cell table:style-name="Table9.B1" office:value-type="string">
            <text:p text:style-name="P6">- set the symbol max length and add objects with lower or equal symbol length<text:line-break/>- set the symbol max length and use get function to set it for other pages and add object to all pages</text:p>
          </table:table-cell>
        </table:table-row>
        <table:table-row>
          <table:table-cell table:style-name="Table9.A2" office:value-type="string">
            <text:p text:style-name="P6">invalid</text:p>
          </table:table-cell>
          <table:table-cell table:style-name="Table9.B2" office:value-type="string">
            <text:p text:style-name="P6">- set the symbol max length and add objects with symbols bigger than the max length<text:line-break/>- set the symbol max length and use get function to set it for other pages and add objects with bigger symbols to the pages that have the symbol max length set with the get function</text:p>
          </table:table-cell>
        </table:table-row>
        <table:table-row>
          <table:table-cell table:style-name="Table9.A2" office:value-type="string">
            <text:p text:style-name="P6">assign to</text:p>
          </table:table-cell>
          <table:table-cell table:style-name="Table9.B2" office:value-type="string">
            <text:p text:style-name="P6"/>
          </table:table-cell>
        </table:table-row>
      </table:table>
      <text:p text:style-name="Standard"><text:tab/>set_type for memory map:</text:p>
      <table:table table:name="Table10" table:style-name="Table10">
        <table:table-column table:style-name="Table10.A"/>
        <table:table-column table:style-name="Table10.B"/>
        <table:table-row>
          <table:table-cell table:style-name="Table10.A1" office:value-type="string">
            <text:p text:style-name="P6">valid</text:p>
          </table:table-cell>
          <table:table-cell table:style-name="Table10.B1" office:value-type="string">
            <text:p text:style-name="P6">- for the legal tests above create tests with a hierarchical, virtual with page no in address, virtual with base address and flat memory maps</text:p>
          </table:table-cell>
        </table:table-row>
        <table:table-row>
          <table:table-cell table:style-name="Table10.A2" office:value-type="string">
            <text:p text:style-name="P6">invalid</text:p>
          </table:table-cell>
          <table:table-cell table:style-name="Table10.B2" office:value-type="string">
            <text:p text:style-name="P6">- creates tests with hierarchical pages and set the type to a flat/virtual(both) mem map<text:line-break/>- creates tests with multiple pages but not hierarchical and set the type to a flat mem map</text:p>
          </table:table-cell>
        </table:table-row>
        <table:table-row>
          <table:table-cell table:style-name="Table10.A2" office:value-type="string">
            <text:p text:style-name="P6">assign to</text:p>
          </table:table-cell>
          <table:table-cell table:style-name="Table10.B2" office:value-type="string">
            <text:p text:style-name="P6"/>
          </table:table-cell>
        </table:table-row>
      </table:table>
      <text:p text:style-name="Standard"><text:tab/>set_access_rights and set_access_rights_enum:</text:p>
      <table:table table:name="Table11" table:style-name="Table11">
        <table:table-column table:style-name="Table11.A"/>
        <table:table-column table:style-name="Table11.B"/>
        <table:table-row>
          <table:table-cell table:style-name="Table11.A1" office:value-type="string">
            <text:p text:style-name="P6">valid</text:p>
          </table:table-cell>
          <table:table-cell table:style-name="Table11.B1" office:value-type="string">
            <text:p text:style-name="P6"/>
          </table:table-cell>
        </table:table-row>
        <table:table-row>
          <table:table-cell table:style-name="Table11.A2" office:value-type="string">
            <text:p text:style-name="P6">invalid</text:p>
          </table:table-cell>
          <table:table-cell table:style-name="Table11.B2" office:value-type="string">
            <text:p text:style-name="P6"/>
          </table:table-cell>
        </table:table-row>
        <table:table-row>
          <table:table-cell table:style-name="Table11.A2" office:value-type="string">
            <text:p text:style-name="P6">assign to</text:p>
          </table:table-cell>
          <table:table-cell table:style-name="Table11.B2" office:value-type="string">
            <text:p text:style-name="P6">IC</text:p>
          </table:table-cell>
        </table:table-row>
      </table:table>
      <text:p text:style-name="Standard"><text:tab/>set_prefix and set_suffix</text:p>
      <table:table table:name="Table12" table:style-name="Table12">
        <table:table-column table:style-name="Table12.A"/>
        <table:table-column table:style-name="Table12.B"/>
        <table:table-row>
          <table:table-cell table:style-name="Table12.A1" office:value-type="string">
            <text:p text:style-name="P6">valid</text:p>
          </table:table-cell>
          <table:table-cell table:style-name="Table12.B1" office:value-type="string">
            <text:p text:style-name="P6">- for all the above tests set the prefix and suffix to all pages and mem maps with legal values</text:p>
          </table:table-cell>
        </table:table-row>
        <table:table-row>
          <table:table-cell table:style-name="Table12.A2" office:value-type="string">
            <text:p text:style-name="P6">invalid</text:p>
          </table:table-cell>
          <table:table-cell table:style-name="Table12.B2" office:value-type="string">
            <text:p text:style-name="P6">- empty prefix<text:line-break/>- empty suffix<text:line-break/>- prefix and suffix having illegal params (not strings)<text:line-break/>- prefix that have a string param that starts with a illegal identifier char(number, *, etc.)<text:line-break/>- prefix and suffix that have a string param that contains a illegal identifier char(*, -, +, etc.)<text:line-break/>- prefix and suffix that have string params that contain '.'</text:p>
          </table:table-cell>
        </table:table-row>
        <table:table-row>
          <table:table-cell table:style-name="Table12.A2" office:value-type="string">
            <text:p text:style-name="P6">assign to</text:p>
          </table:table-cell>
          <table:table-cell table:style-name="Table12.B2" office:value-type="string">
            <text:p text:style-name="P6"/>
          </table:table-cell>
        </table:table-row>
      </table:table>
      <text:p text:style-name="Standard"/>
      <text:p text:style-name="P1">Memory:</text:p>
      <table:table table:name="Table21" table:style-name="Table21">
        <table:table-column table:style-name="Table21.A"/>
        <table:table-column table:style-name="Table21.B"/>
        <table:table-row>
          <table:table-cell table:style-name="Table21.A1" office:value-type="string">
            <text:p text:style-name="P6">valid</text:p>
          </table:table-cell>
          <table:table-cell table:style-name="Table21.B1" office:value-type="string">
            <text:p text:style-name="P6">- create memory with different widths/depths</text:p>
            <text:p text:style-name="P6">- initialize memory with different valid values</text:p>
          </table:table-cell>
        </table:table-row>
        <table:table-row>
          <table:table-cell table:style-name="Table21.A2" office:value-type="string">
            <text:p text:style-name="P6">invalid</text:p>
          </table:table-cell>
          <table:table-cell table:style-name="Table21.B2" office:value-type="string">
            <text:p text:style-name="P6">- initialize memory with a value or seed_value greater than the number that can be represented on width bits</text:p>
            <text:p text:style-name="P6">- invalid values for set_width and set_depth</text:p>
          </table:table-cell>
        </table:table-row>
        <table:table-row>
          <table:table-cell table:style-name="Table21.A2" office:value-type="string">
            <text:p text:style-name="P6">assign to</text:p>
          </table:table-cell>
          <table:table-cell table:style-name="Table21.B2" office:value-type="string">
            <text:p text:style-name="P6"/>
          </table:table-cell>
        </table:table-row>
      </table:table>
      <text:p text:style-name="P1"/>
      <text:p text:style-name="P1">Register file:</text:p>
      <table:table table:name="Table13" table:style-name="Table13">
        <table:table-column table:style-name="Table13.A"/>
        <table:table-column table:style-name="Table13.B"/>
        <table:table-row>
          <table:table-cell table:style-name="Table13.A1" office:value-type="string">
            <text:p text:style-name="P6">valid</text:p>
          </table:table-cell>
          <table:table-cell table:style-name="Table13.B1" office:value-type="string">
            <text:p text:style-name="P6">- make all types of registers there are <text:line-break/>- instantiate them into units, testbench alongside other components <text:line-break/>- set the type of the register then set specific commands for it according to it's type (only register and counter available for now). <text:line-break/>- instantiate fields and isa fields in register scope. </text:p>
          </table:table-cell>
        </table:table-row>
        <table:table-row>
          <table:table-cell table:style-name="Table13.A2" office:value-type="string">
            <text:p text:style-name="P6">invalid</text:p>
          </table:table-cell>
          <table:table-cell table:style-name="Table13.B2" office:value-type="string">
            <text:p text:style-name="P8"><text:span text:style-name="T2">- instantiate</text:span> registers where they're not supposed to be, add signals or signal groups there, and so on</text:p>
            <text:p text:style-name="P8">- make everything backwards</text:p>
          </table:table-cell>
        </table:table-row>
        <table:table-row>
          <table:table-cell table:style-name="Table13.A2" office:value-type="string">
            <text:p text:style-name="P6">assign to</text:p>
          </table:table-cell>
          <table:table-cell table:style-name="Table13.B2" office:value-type="string">
            <text:p text:style-name="P6"/>
          </table:table-cell>
        </table:table-row>
      </table:table>
      <text:p text:style-name="Standard"/>
      <text:p text:style-name="P1">Verification Components:</text:p>
      <table:table table:name="Table14" table:style-name="Table14">
        <table:table-column table:style-name="Table14.A"/>
        <table:table-column table:style-name="Table14.B"/>
        <table:table-row>
          <table:table-cell table:style-name="Table14.A1" office:value-type="string">
            <text:p text:style-name="P6">valid</text:p>
          </table:table-cell>
          <table:table-cell table:style-name="Table14.B1" office:value-type="string">
            <text:p text:style-name="P8"><text:span text:style-name="T2">- </text:span>even if you cannot declare a vector with only set_module_name and set_direction, <text:span text:style-name="T2">use the verification components commands for it in different combinations. <text:line-break/>- take care that the unit you associate with the vector through "set_module_name" has ports (inputs and/or outputs) or interfaces with ports in them. <text:line-break/>- set_direction to the vector accordingly to what you want it to be (stim or expect), and use the exclusion_list and include_only to fine tune the ports(in or out) or interfaces that you want to work with from the associated unit. </text:span></text:p>
          </table:table-cell>
        </table:table-row>
        <table:table-row>
          <table:table-cell table:style-name="Table14.A2" office:value-type="string">
            <text:p text:style-name="P6">invalid</text:p>
          </table:table-cell>
          <table:table-cell table:style-name="Table14.B2" office:value-type="string">
            <text:p text:style-name="P6">- setting a module name to a non existing unit is the simplest thing anyone can do. <text:line-break/>- try to exclude/include ports/interfaces that are not in the associated unit. <text:line-break/>- try to include input ports to an expected vector and the other way around (outputs to stim). </text:p>
          </table:table-cell>
        </table:table-row>
        <table:table-row>
          <table:table-cell table:style-name="Table14.A2" office:value-type="string">
            <text:p text:style-name="P6">assign to</text:p>
          </table:table-cell>
          <table:table-cell table:style-name="Table14.B2" office:value-type="string">
            <text:p text:style-name="P6"/>
          </table:table-cell>
        </table:table-row>
      </table:table>
      <text:p text:style-name="Standard"/>
      <text:p text:style-name="P1">Isa:</text:p>
      <table:table table:name="Table15" table:style-name="Table15">
        <table:table-column table:style-name="Table15.A"/>
        <table:table-column table:style-name="Table15.B"/>
        <table:table-row>
          <table:table-cell table:style-name="Table15.A1" office:value-type="string">
            <text:p text:style-name="P6">valid</text:p>
          </table:table-cell>
          <table:table-cell table:style-name="Table15.B1" office:value-type="string">
            <text:p text:style-name="P6">- different tree structures of isa_elements</text:p>
            <text:p text:style-name="P6"><text:s text:c="3"/>- create a structure where format has only instructions as children</text:p>
            <text:p text:style-name="P6"><text:s text:c="3"/>- create structure where format has instructions and formats as children</text:p>
            <text:p text:style-name="P6"><text:s text:c="3"/>- position fields in formats starting from – left, right, center</text:p>
            <text:p text:style-name="P6">- associate enum to isa_field</text:p>
            <text:p text:style-name="P6">- set fields in isa_element(formats) using the 3 possibilities (variants):</text:p>
            <text:p text:style-name="P6"><text:s text:c="3"/>- explicit using set_position</text:p>
            <text:p text:style-name="P6"><text:s text:c="3"/>- implicit using set_next and set previous </text:p>
            <text:p text:style-name="P6"><text:s text:c="3"/>- implicit by instantiation</text:p>
            <text:p text:style-name="P6">- position fields using 1 from the 3 variants</text:p>
            <text:p text:style-name="P6">- position fields using combination of 2 from the 3 variants</text:p>
            <text:p text:style-name="P6">- position fields using combination of the 3 variants</text:p>
            <text:p text:style-name="P6">- set_enum_item in formats</text:p>
            <text:p text:style-name="P6">- set_enum_item in instructions</text:p>
            <text:p text:style-name="P6">- create formats with:</text:p>
            <text:p text:style-name="P6"><text:s text:c="3"/>- all bits in fields</text:p>
            <text:p text:style-name="P6"><text:s text:c="3"/>- unused bits</text:p>
            <text:p text:style-name="P6"><text:s text:c="3"/>- reserved bits</text:p>
            <text:p text:style-name="P6"><text:s text:c="3"/>- 1 opcode</text:p>
            <text:p text:style-name="P6"><text:s text:c="3"/>- 1 opcode and 1 subopcode</text:p>
            <text:p text:style-name="P6"><text:s text:c="3"/>- 1 opcode and 2 or more subopcodes</text:p>
            <text:p text:style-name="P6">- create formats for all types of instructions:</text:p>
            <text:p text:style-name="P6"><text:s text:c="3"/>- operations( arithmetic, logic...)</text:p>
            <text:p text:style-name="P6"><text:s text:c="3"/>- load/ store in registers</text:p>
            <text:p text:style-name="P6"><text:s text:c="3"/>- load/ store in memory with different addressing mechanisms</text:p>
            <text:p text:style-name="P6"><text:s text:c="3"/>- branch</text:p>
            <text:p text:style-name="P6"><text:s text:c="3"/>- conditional branch</text:p>
            <text:p text:style-name="P6"><text:s text:c="3"/>- support for subroutines</text:p>
            <text:p text:style-name="P6"><text:s text:c="3"/>- hardware interrupts</text:p>
            <text:p text:style-name="P6"><text:s text:c="3"/>- test bits</text:p>
            <text:p text:style-name="P6"><text:s text:c="3"/>- shift</text:p>
            <text:p text:style-name="P6"><text:s text:c="3"/>- no operations</text:p>
          </table:table-cell>
        </table:table-row>
        <table:table-row>
          <table:table-cell table:style-name="Table15.A2" office:value-type="string">
            <text:p text:style-name="P6">invalid</text:p>
          </table:table-cell>
          <table:table-cell table:style-name="Table15.B2" office:value-type="string">
            <text:p text:style-name="P6">- add an isa_field using set_field_position with a position that is completely beyond the lower or the upper bound of format</text:p>
            <text:p text:style-name="P6">- add a set_isa_field_position with a position that is overlapping upper or lower bound of format</text:p>
            <text:p text:style-name="P6">- add an isa_field using set_next and set_right without a reference isa_field</text:p>
            <text:p text:style-name="P6">- add <text:span text:style-name="T2">an isa_field </text:span><text:s/>with set_next and set_right with reference to itself</text:p>
            <text:p text:style-name="P6">- associate different enums to the same isa_field</text:p>
            <text:p text:style-name="P6">- set an enum_item to an isa_field that has already set an enum_item</text:p>
            <text:p text:style-name="P6">- set an enum_item to an isa_field from an enum different that the one already set</text:p>
            <text:p text:style-name="P6">- set an enum that has more elements than can be represented on field bits</text:p>
            <text:p text:style-name="P6">- <text:span text:style-name="T2">set an enum that has values for enum_items bigger than can be represented on field bits</text:span></text:p>
          </table:table-cell>
        </table:table-row>
        <table:table-row>
          <table:table-cell table:style-name="Table15.A2" office:value-type="string">
            <text:p text:style-name="P6">assign to</text:p>
          </table:table-cell>
          <table:table-cell table:style-name="Table15.B2" office:value-type="string">
            <text:p text:style-name="P6"/>
          </table:table-cell>
        </table:table-row>
      </table:table>
      <text:p text:style-name="P1"/>
      <text:p text:style-name="P1">Fifo:</text:p>
      <table:table table:name="Table16" table:style-name="Table16">
        <table:table-column table:style-name="Table16.A"/>
        <table:table-column table:style-name="Table16.B"/>
        <table:table-row>
          <table:table-cell table:style-name="Table16.A1" office:value-type="string">
            <text:p text:style-name="P6">valid</text:p>
          </table:table-cell>
          <table:table-cell table:style-name="Table16.B1" office:value-type="string">
            <text:p text:style-name="P6">- create csl units of type fifo (use the only two legal and mandatory commands</text:p>
            <text:p text:style-name="P6">available: set_width, set_depth) – check the verilog code(check that all necessary signals are generated and that they have the correct widths)</text:p>
            <text:p text:style-name="P6">- instantiate fifo units in other units and in testbenches(check the generated verilog codes)</text:p>
            <text:p text:style-name="P6">- formal to actual mapping between a fifo instance and another unit(check if the default port names are correctly generated and available for the user)</text:p>
          </table:table-cell>
        </table:table-row>
        <table:table-row>
          <table:table-cell table:style-name="Table16.A2" office:value-type="string">
            <text:p text:style-name="P6">invalid</text:p>
          </table:table-cell>
          <table:table-cell table:style-name="Table16.B2" office:value-type="string">
            <text:p text:style-name="P6">- declare user defined ports and signals inside the scope of a fifo</text:p>
            <text:p text:style-name="P6">- declare a fifo unit without specifying the width and depth</text:p>
            <text:p text:style-name="P6">- declare a fifo without specifying the width or depth</text:p>
            <text:p text:style-name="P6">- code a formal to actual mapping and include inexistent fifo ports (that were not generated by the cslom)</text:p>
          </table:table-cell>
        </table:table-row>
        <table:table-row>
          <table:table-cell table:style-name="Table16.A2" office:value-type="string">
            <text:p text:style-name="P6">assign to</text:p>
          </table:table-cell>
          <table:table-cell table:style-name="Table16.B2" office:value-type="string">
            <text:p text:style-name="P6"/>
          </table:table-cell>
        </table:table-row>
      </table:table>
      <text:p text:style-name="Standard"/>
      <text:p text:style-name="P1">Mandatory Commands:</text:p>
      <table:table table:name="Table17" table:style-name="Table17">
        <table:table-column table:style-name="Table17.A"/>
        <table:table-column table:style-name="Table17.B"/>
        <table:table-row>
          <table:table-cell table:style-name="Table17.A1" office:value-type="string">
            <text:p text:style-name="P6">valid</text:p>
          </table:table-cell>
          <table:table-cell table:style-name="Table17.B1" office:value-type="string">
            <text:p text:style-name="P6">- write all the mandatory cmds</text:p>
          </table:table-cell>
        </table:table-row>
        <table:table-row>
          <table:table-cell table:style-name="Table17.A2" office:value-type="string">
            <text:p text:style-name="P6">invalid</text:p>
          </table:table-cell>
          <table:table-cell table:style-name="Table17.B2" office:value-type="string">
            <text:p text:style-name="P6">- missing partial mandatory cmds</text:p>
          </table:table-cell>
        </table:table-row>
        <table:table-row>
          <table:table-cell table:style-name="Table17.A2" office:value-type="string">
            <text:p text:style-name="P6">assign to</text:p>
          </table:table-cell>
          <table:table-cell table:style-name="Table17.B2" office:value-type="string">
            <text:p text:style-name="P6">AO</text:p>
          </table:table-cell>
        </table:table-row>
      </table:table>
      <text:p text:style-name="Standard"/>
      <text:p text:style-name="P1">Duplicate Commands:</text:p>
      <table:table table:name="Table18" table:style-name="Table18">
        <table:table-column table:style-name="Table18.A"/>
        <table:table-column table:style-name="Table18.B"/>
        <table:table-row>
          <table:table-cell table:style-name="Table18.A1" office:value-type="string">
            <text:p text:style-name="P6">valid</text:p>
          </table:table-cell>
          <table:table-cell table:style-name="Table18.B1" office:value-type="string">
            <text:p text:style-name="P6">- get the list of commands that can be called more than once (with different parameters)</text:p>
          </table:table-cell>
        </table:table-row>
        <table:table-row>
          <table:table-cell table:style-name="Table18.A2" office:value-type="string">
            <text:p text:style-name="P6">invalid</text:p>
          </table:table-cell>
          <table:table-cell table:style-name="Table18.B2" office:value-type="string">
            <text:p text:style-name="P6">- duplicated commands with same parameters</text:p>
            <text:p text:style-name="P6">- duplicate commands with different parameters</text:p>
          </table:table-cell>
        </table:table-row>
        <table:table-row>
          <table:table-cell table:style-name="Table18.A2" office:value-type="string">
            <text:p text:style-name="P6">assign to</text:p>
          </table:table-cell>
          <table:table-cell table:style-name="Table18.B2" office:value-type="string">
            <text:p text:style-name="P6">PE</text:p>
          </table:table-cell>
        </table:table-row>
      </table:table>
      <text:p text:style-name="Standard"/>
      <text:p text:style-name="P1">Verilog Output:</text:p>
      <table:table table:name="Table19" table:style-name="Table19">
        <table:table-column table:style-name="Table19.A"/>
        <table:table-column table:style-name="Table19.B"/>
        <table:table-row>
          <table:table-cell table:style-name="Table19.A1" office:value-type="string">
            <text:p text:style-name="P6">valid</text:p>
          </table:table-cell>
          <table:table-cell table:style-name="Table19.B1" office:value-type="string">
            <text:p text:style-name="P6">- check the csl verilog output</text:p>
          </table:table-cell>
        </table:table-row>
        <table:table-row>
          <table:table-cell table:style-name="Table19.A2" office:value-type="string">
            <text:p text:style-name="P6">invalid</text:p>
          </table:table-cell>
          <table:table-cell table:style-name="Table19.B2" office:value-type="string">
            <text:p text:style-name="P6"/>
          </table:table-cell>
        </table:table-row>
        <table:table-row>
          <table:table-cell table:style-name="Table19.A2" office:value-type="string">
            <text:p text:style-name="P6">assign to</text:p>
          </table:table-cell>
          <table:table-cell table:style-name="Table19.B2" office:value-type="string">
            <text:p text:style-name="P6">MH(for RF)</text:p>
          </table:table-cell>
        </table:table-row>
      </table:table>
      <text:p text:style-name="P1"/>
      <text:p text:style-name="P1">Format to Actual Mapping:</text:p>
      <table:table table:name="Table20" table:style-name="Table20">
        <table:table-column table:style-name="Table20.A"/>
        <table:table-column table:style-name="Table20.B"/>
        <table:table-row>
          <table:table-cell table:style-name="Table20.A1" office:value-type="string">
            <text:p text:style-name="P6">valid</text:p>
          </table:table-cell>
          <table:table-cell table:style-name="Table20.B1" office:value-type="string">
            <text:p text:style-name="P6">- valid combinations with signal (multidim) groups and interface</text:p>
            <text:p text:style-name="P6">- port to port connection</text:p>
            <text:p text:style-name="P6">- signal to port connection</text:p>
            <text:p text:style-name="P6">- interface to interface connection</text:p>
            <text:p text:style-name="P6">- signal group to interface connection</text:p>
            <text:p text:style-name="P6">- port to interface.port connection with different HID <text:span text:style-name="T2">depth </text:span></text:p>
            <text:p text:style-name="P6">- signal to interface.port connection <text:span text:style-name="T2">with different HID depth</text:span></text:p>
            <text:p text:style-name="P6"><text:span text:style-name="T2">- ports to interface.port connections with ports with the same name but in different scopes</text:span></text:p>
            <text:p><text:span text:style-name="T2">- signals to interface.port connections with ports with the same name but in different scopes</text:span></text:p>
            <text:p text:style-name="P6">- get_signal to port connection ( v2.0)</text:p>
            <text:p text:style-name="P6">- get_interface to port connection ( v2.0)</text:p>
          </table:table-cell>
        </table:table-row>
        <table:table-row>
          <table:table-cell table:style-name="Table20.A2" office:value-type="string">
            <text:p text:style-name="P6">invalid</text:p>
          </table:table-cell>
          <table:table-cell table:style-name="Table20.B2" office:value-type="string">
            <text:p text:style-name="P6">- invalid combinations with signal (multidim) groups and interface</text:p>
            <text:p text:style-name="P6">- formal and actual ports have different sizes</text:p>
            <text:p text:style-name="P6">- formal and actual interfaces have different sizes</text:p>
            <text:p text:style-name="P6">- formal and actual interfaces have different structures</text:p>
            <text:p text:style-name="P6">- signal has different size than port</text:p>
            <text:p text:style-name="P6">- signal group has different structure than interface</text:p>
            <text:p text:style-name="P6">- instance has more actual than formal <text:span text:style-name="T2">parameters</text:span></text:p>
            <text:p text:style-name="P6">- actual ports/ signals not defined</text:p>
            <text:p text:style-name="P6">- actual interfaces/ signal groups not defined</text:p>
            <text:p text:style-name="P6">- wrong names for implicit ports of register, register file, fifo, memory</text:p>
            <text:p text:style-name="P6">- duplicate port mappings in actual parameters</text:p>
            <text:p text:style-name="P6">- mapping that connect together two output ports</text:p>
            <text:p text:style-name="P6">- mapping that connects an output port to an input port of same unit <text:s/></text:p>
          </table:table-cell>
        </table:table-row>
        <table:table-row>
          <table:table-cell table:style-name="Table20.A2" office:value-type="string">
            <text:p text:style-name="P6">assign to</text:p>
          </table:table-cell>
          <table:table-cell table:style-name="Table20.B2" office:value-type="string">
            <text:p text:style-name="P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A O</meta:initial-creator>
    <meta:creation-date>2007-10-31T12:08:52</meta:creation-date>
    <dc:creator>Cristian Haba</dc:creator>
    <dc:date>2007-11-06T18:49:23</dc:date>
    <dc:language>en-US</dc:language>
    <meta:editing-cycles>112</meta:editing-cycles>
    <meta:editing-duration>PT6H10M14S</meta:editing-duration>
    <meta:user-defined meta:name="Info 1"/>
    <meta:user-defined meta:name="Info 2"/>
    <meta:user-defined meta:name="Info 3"/>
    <meta:user-defined meta:name="Info 4"/>
    <meta:document-statistic meta:table-count="21" meta:image-count="0" meta:object-count="0" meta:page-count="9" meta:paragraph-count="267" meta:word-count="2512" meta:character-count="15311"/>
  </office:meta>
</office:document-meta>
</file>